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424cm" fo:margin-left="0cm" fo:margin-top="0cm" fo:margin-bottom="0cm" table:align="left" style:writing-mode="lr-tb"/>
    </style:style>
    <style:style style:name="Table3.A" style:family="table-column">
      <style:table-column-properties style:column-width="4.4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191cm" fo:margin-top="0cm" fo:margin-bottom="0cm" table:align="left" style:writing-mode="lr-tb"/>
    </style:style>
    <style:style style:name="Table5.A" style:family="table-column">
      <style:table-column-properties style:column-width="1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4.424cm" fo:margin-left="0cm" fo:margin-top="0cm" fo:margin-bottom="0cm" table:align="left" style:writing-mode="lr-tb"/>
    </style:style>
    <style:style style:name="Table6.A" style:family="table-column">
      <style:table-column-properties style:column-width="4.42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01cm" style:rel-column-width="3709*"/>
    </style:style>
    <style:style style:name="Table7.B" style:family="table-column">
      <style:table-column-properties style:column-width="14.487cm" style:rel-column-width="59630*"/>
    </style:style>
    <style:style style:name="Table7.C" style:family="table-column">
      <style:table-column-properties style:column-width="0.533cm" style:rel-column-width="219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C1" style:family="table-cell">
      <style:table-cell-properties fo:padding="0cm" fo:border="none"/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3" style:family="table-row">
      <style:table-row-properties style:row-height="0cm" fo:keep-together="auto"/>
    </style:style>
    <style:style style:name="Table7.A3" style:family="table-cell">
      <style:table-cell-properties style:vertical-align="middle" fo:padding-left="0.503cm" fo:padding-right="0.265cm" fo:padding-top="0.132cm" fo:padding-bottom="0.265cm" fo:border="none"/>
    </style:style>
    <style:style style:name="Table7.C4" style:family="table-cell">
      <style:table-cell-properties fo:padding="0cm" fo:border="none"/>
    </style:style>
    <style:style style:name="Table7.A5" style:family="table-cell">
      <style:table-cell-properties style:vertical-align="middle" fo:padding-left="0.529cm" fo:padding-right="0.265cm" fo:padding-top="0.265cm" fo:padding-bottom="0.265cm" fo:border="none"/>
    </style:style>
    <style:style style:name="Table7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424cm" fo:margin-left="0cm" fo:margin-top="0cm" fo:margin-bottom="0cm" table:align="left" style:writing-mode="lr-tb"/>
    </style:style>
    <style:style style:name="Table3.A" style:family="table-column">
      <style:table-column-properties style:column-width="4.4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191cm" fo:margin-top="0cm" fo:margin-bottom="0cm" table:align="left" style:writing-mode="lr-tb"/>
    </style:style>
    <style:style style:name="Table5.A" style:family="table-column">
      <style:table-column-properties style:column-width="1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4.424cm" fo:margin-left="0cm" fo:margin-top="0cm" fo:margin-bottom="0cm" table:align="left" style:writing-mode="lr-tb"/>
    </style:style>
    <style:style style:name="Table6.A" style:family="table-column">
      <style:table-column-properties style:column-width="4.42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424cm" fo:margin-left="0cm" fo:margin-top="0cm" fo:margin-bottom="0cm" table:align="left" style:writing-mode="lr-tb"/>
    </style:style>
    <style:style style:name="Table9.A" style:family="table-column">
      <style:table-column-properties style:column-width="4.42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424cm" fo:margin-left="0cm" fo:margin-top="0cm" fo:margin-bottom="0cm" table:align="left" style:writing-mode="lr-tb"/>
    </style:style>
    <style:style style:name="Table12.A" style:family="table-column">
      <style:table-column-properties style:column-width="4.42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0.901cm" style:rel-column-width="3709*"/>
    </style:style>
    <style:style style:name="Table14.B" style:family="table-column">
      <style:table-column-properties style:column-width="14.487cm" style:rel-column-width="59630*"/>
    </style:style>
    <style:style style:name="Table14.C" style:family="table-column">
      <style:table-column-properties style:column-width="0.533cm" style:rel-column-width="219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C1" style:family="table-cell">
      <style:table-cell-properties fo:padding="0cm" fo:border="none"/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3" style:family="table-row">
      <style:table-row-properties style:row-height="0cm" fo:keep-together="auto"/>
    </style:style>
    <style:style style:name="Table14.A3" style:family="table-cell">
      <style:table-cell-properties style:vertical-align="middle" fo:padding-left="0.503cm" fo:padding-right="0.265cm" fo:padding-top="0.132cm" fo:padding-bottom="0.265cm" fo:border="none"/>
    </style:style>
    <style:style style:name="Table14.C4" style:family="table-cell">
      <style:table-cell-properties fo:padding="0cm" fo:border="none"/>
    </style:style>
    <style:style style:name="Table14.A5" style:family="table-cell">
      <style:table-cell-properties style:vertical-align="middle" fo:padding-left="0.529cm" fo:padding-right="0.265cm" fo:padding-top="0.265cm" fo:padding-bottom="0.265cm" fo:border="none"/>
    </style:style>
    <style:style style:name="Table14.A6" style:family="table-cell">
      <style:table-cell-properties style:vertical-align="middle" fo:padding-left="0.503cm" fo:padding-right="0.265cm" fo:padding-top="0.132cm" fo:padding-bottom="0.265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424cm" fo:margin-left="0cm" fo:margin-top="0cm" fo:margin-bottom="0cm" table:align="left" style:writing-mode="lr-tb"/>
    </style:style>
    <style:style style:name="Table9.A" style:family="table-column">
      <style:table-column-properties style:column-width="4.42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164cm" fo:margin-left="0cm" fo:margin-top="0cm" fo:margin-bottom="0cm" table:align="left" style:writing-mode="lr-tb"/>
    </style:style>
    <style:style style:name="Table10.A" style:family="table-column">
      <style:table-column-properties style:column-width="1.1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424cm" fo:margin-left="0cm" fo:margin-top="0cm" fo:margin-bottom="0cm" table:align="left" style:writing-mode="lr-tb"/>
    </style:style>
    <style:style style:name="Table12.A" style:family="table-column">
      <style:table-column-properties style:column-width="4.42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5" style:family="table">
      <style:table-properties style:width="1.164cm" fo:margin-left="0cm" fo:margin-top="0cm" fo:margin-bottom="0cm" table:align="left" style:writing-mode="lr-tb"/>
    </style:style>
    <style:style style:name="Table15.A" style:family="table-column">
      <style:table-column-properties style:column-width="1.16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164cm" fo:margin-left="0cm" fo:margin-top="0cm" fo:margin-bottom="0cm" table:align="left" style:writing-mode="lr-tb"/>
    </style:style>
    <style:style style:name="Table17.A" style:family="table-column">
      <style:table-column-properties style:column-width="1.1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424cm" fo:margin-left="0cm" fo:margin-top="0cm" fo:margin-bottom="0cm" table:align="left" style:writing-mode="lr-tb"/>
    </style:style>
    <style:style style:name="Table19.A" style:family="table-column">
      <style:table-column-properties style:column-width="4.42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164cm" fo:margin-left="0cm" fo:margin-top="0cm" fo:margin-bottom="0cm" table:align="left" style:writing-mode="lr-tb"/>
    </style:style>
    <style:style style:name="Table20.A" style:family="table-column">
      <style:table-column-properties style:column-width="1.16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5.921cm" style:rel-width="100%" fo:margin-left="0cm" fo:margin-top="0cm" fo:margin-bottom="0cm" table:align="left" style:writing-mode="lr-tb"/>
    </style:style>
    <style:style style:name="Table21.A" style:family="table-column">
      <style:table-column-properties style:column-width="0.901cm" style:rel-column-width="3709*"/>
    </style:style>
    <style:style style:name="Table21.B" style:family="table-column">
      <style:table-column-properties style:column-width="14.487cm" style:rel-column-width="59630*"/>
    </style:style>
    <style:style style:name="Table21.C" style:family="table-column">
      <style:table-column-properties style:column-width="0.533cm" style:rel-column-width="2196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8e4f3" fo:padding="0.265cm" fo:border="none">
        <style:background-image/>
      </style:table-cell-properties>
    </style:style>
    <style:style style:name="Table2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.C1" style:family="table-cell">
      <style:table-cell-properties fo:padding="0cm" fo:border="none"/>
    </style:style>
    <style:style style:name="Table21.A2" style:family="table-cell">
      <style:table-cell-properties style:vertical-align="middle" fo:padding-left="0.529cm" fo:padding-right="0.265cm" fo:padding-top="0.265cm" fo:padding-bottom="0.265cm" fo:border="none"/>
    </style:style>
    <style:style style:name="Table21.3" style:family="table-row">
      <style:table-row-properties style:row-height="0cm" fo:keep-together="auto"/>
    </style:style>
    <style:style style:name="Table21.A3" style:family="table-cell">
      <style:table-cell-properties style:vertical-align="middle" fo:padding-left="0.503cm" fo:padding-right="0.265cm" fo:padding-top="0.132cm" fo:padding-bottom="0.265cm" fo:border="none"/>
    </style:style>
    <style:style style:name="Table21.C4" style:family="table-cell">
      <style:table-cell-properties fo:padding="0cm" fo:border="none"/>
    </style:style>
    <style:style style:name="Table21.A5" style:family="table-cell">
      <style:table-cell-properties style:vertical-align="middle" fo:padding-left="0.529cm" fo:padding-right="0.265cm" fo:padding-top="0.265cm" fo:padding-bottom="0.265cm" fo:border="none"/>
    </style:style>
    <style:style style:name="Table21.A6" style:family="table-cell">
      <style:table-cell-properties style:vertical-align="middle" fo:padding-left="0.503cm" fo:padding-right="0.265cm" fo:padding-top="0.132cm" fo:padding-bottom="0.265cm" fo:border="none"/>
    </style:style>
    <style:style style:name="Table15" style:family="table">
      <style:table-properties style:width="1.164cm" fo:margin-left="0cm" fo:margin-top="0cm" fo:margin-bottom="0cm" table:align="left" style:writing-mode="lr-tb"/>
    </style:style>
    <style:style style:name="Table15.A" style:family="table-column">
      <style:table-column-properties style:column-width="1.16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164cm" fo:margin-left="0cm" fo:margin-top="0cm" fo:margin-bottom="0cm" table:align="left" style:writing-mode="lr-tb"/>
    </style:style>
    <style:style style:name="Table17.A" style:family="table-column">
      <style:table-column-properties style:column-width="1.1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424cm" fo:margin-left="0cm" fo:margin-top="0cm" fo:margin-bottom="0cm" table:align="left" style:writing-mode="lr-tb"/>
    </style:style>
    <style:style style:name="Table19.A" style:family="table-column">
      <style:table-column-properties style:column-width="4.42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164cm" fo:margin-left="0cm" fo:margin-top="0cm" fo:margin-bottom="0cm" table:align="left" style:writing-mode="lr-tb"/>
    </style:style>
    <style:style style:name="Table20.A" style:family="table-column">
      <style:table-column-properties style:column-width="1.16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4.424cm" fo:margin-left="0cm" fo:margin-top="0cm" fo:margin-bottom="0cm" table:align="left" style:writing-mode="lr-tb"/>
    </style:style>
    <style:style style:name="Table23.A" style:family="table-column">
      <style:table-column-properties style:column-width="4.42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164cm" fo:margin-left="0cm" fo:margin-top="0cm" fo:margin-bottom="0cm" table:align="left" style:writing-mode="lr-tb"/>
    </style:style>
    <style:style style:name="Table24.A" style:family="table-column">
      <style:table-column-properties style:column-width="1.1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164cm" fo:margin-left="0cm" fo:margin-top="0cm" fo:margin-bottom="0cm" table:align="left" style:writing-mode="lr-tb"/>
    </style:style>
    <style:style style:name="Table25.A" style:family="table-column">
      <style:table-column-properties style:column-width="1.16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424cm" fo:margin-left="0cm" fo:margin-top="0cm" fo:margin-bottom="0cm" table:align="left" style:writing-mode="lr-tb"/>
    </style:style>
    <style:style style:name="Table26.A" style:family="table-column">
      <style:table-column-properties style:column-width="4.42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5.921cm" style:rel-width="100%" fo:margin-left="0cm" fo:margin-top="0cm" fo:margin-bottom="0cm" table:align="left" style:writing-mode="lr-tb"/>
    </style:style>
    <style:style style:name="Table28.A" style:family="table-column">
      <style:table-column-properties style:column-width="0.901cm" style:rel-column-width="3709*"/>
    </style:style>
    <style:style style:name="Table28.B" style:family="table-column">
      <style:table-column-properties style:column-width="14.487cm" style:rel-column-width="59630*"/>
    </style:style>
    <style:style style:name="Table28.C" style:family="table-column">
      <style:table-column-properties style:column-width="0.533cm" style:rel-column-width="2196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8e4f3" fo:padding="0.265cm" fo:border="none">
        <style:background-image/>
      </style:table-cell-properties>
    </style:style>
    <style:style style:name="Table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.C1" style:family="table-cell">
      <style:table-cell-properties fo:padding="0cm" fo:border="none"/>
    </style:style>
    <style:style style:name="Table28.A2" style:family="table-cell">
      <style:table-cell-properties style:vertical-align="middle" fo:padding-left="0.529cm" fo:padding-right="0.265cm" fo:padding-top="0.265cm" fo:padding-bottom="0.265cm" fo:border="none"/>
    </style:style>
    <style:style style:name="Table28.3" style:family="table-row">
      <style:table-row-properties style:row-height="0cm" fo:keep-together="auto"/>
    </style:style>
    <style:style style:name="Table28.A3" style:family="table-cell">
      <style:table-cell-properties style:vertical-align="middle" fo:padding-left="0.503cm" fo:padding-right="0.265cm" fo:padding-top="0.132cm" fo:padding-bottom="0.265cm" fo:border="none"/>
    </style:style>
    <style:style style:name="Table28.C4" style:family="table-cell">
      <style:table-cell-properties fo:padding="0cm" fo:border="none"/>
    </style:style>
    <style:style style:name="Table28.A5" style:family="table-cell">
      <style:table-cell-properties style:vertical-align="middle" fo:padding-left="0.529cm" fo:padding-right="0.265cm" fo:padding-top="0.265cm" fo:padding-bottom="0.265cm" fo:border="none"/>
    </style:style>
    <style:style style:name="Table28.A6" style:family="table-cell">
      <style:table-cell-properties style:vertical-align="middle" fo:padding-left="0.503cm" fo:padding-right="0.265cm" fo:padding-top="0.132cm" fo:padding-bottom="0.265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4.424cm" fo:margin-left="0cm" fo:margin-top="0cm" fo:margin-bottom="0cm" table:align="left" style:writing-mode="lr-tb"/>
    </style:style>
    <style:style style:name="Table23.A" style:family="table-column">
      <style:table-column-properties style:column-width="4.42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164cm" fo:margin-left="0cm" fo:margin-top="0cm" fo:margin-bottom="0cm" table:align="left" style:writing-mode="lr-tb"/>
    </style:style>
    <style:style style:name="Table24.A" style:family="table-column">
      <style:table-column-properties style:column-width="1.1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164cm" fo:margin-left="0cm" fo:margin-top="0cm" fo:margin-bottom="0cm" table:align="left" style:writing-mode="lr-tb"/>
    </style:style>
    <style:style style:name="Table25.A" style:family="table-column">
      <style:table-column-properties style:column-width="1.16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424cm" fo:margin-left="0cm" fo:margin-top="0cm" fo:margin-bottom="0cm" table:align="left" style:writing-mode="lr-tb"/>
    </style:style>
    <style:style style:name="Table26.A" style:family="table-column">
      <style:table-column-properties style:column-width="4.42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424cm" fo:margin-left="0cm" fo:margin-top="0cm" fo:margin-bottom="0cm" table:align="left" style:writing-mode="lr-tb"/>
    </style:style>
    <style:style style:name="Table30.A" style:family="table-column">
      <style:table-column-properties style:column-width="4.42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style:min-row-height="0.9cm"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91cm" fo:margin-top="0cm" fo:margin-bottom="0cm" table:align="left" style:writing-mode="lr-tb"/>
    </style:style>
    <style:style style:name="Table32.A" style:family="table-column">
      <style:table-column-properties style:column-width="1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424cm" fo:margin-left="0cm" fo:margin-top="0cm" fo:margin-bottom="0cm" table:align="left" style:writing-mode="lr-tb"/>
    </style:style>
    <style:style style:name="Table33.A" style:family="table-column">
      <style:table-column-properties style:column-width="4.42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0.944cm" style:rel-column-width="3886*"/>
    </style:style>
    <style:style style:name="Table35.B" style:family="table-column">
      <style:table-column-properties style:column-width="0.182cm" style:rel-column-width="747*"/>
    </style:style>
    <style:style style:name="Table35.C" style:family="table-column">
      <style:table-column-properties style:column-width="14.268cm" style:rel-column-width="58732*"/>
    </style:style>
    <style:style style:name="Table35.D" style:family="table-column">
      <style:table-column-properties style:column-width="0.527cm" style:rel-column-width="2170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D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D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424cm" fo:margin-left="0cm" fo:margin-top="0cm" fo:margin-bottom="0cm" table:align="left" style:writing-mode="lr-tb"/>
    </style:style>
    <style:style style:name="Table30.A" style:family="table-column">
      <style:table-column-properties style:column-width="4.42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style:min-row-height="0.9cm"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91cm" fo:margin-top="0cm" fo:margin-bottom="0cm" table:align="left" style:writing-mode="lr-tb"/>
    </style:style>
    <style:style style:name="Table32.A" style:family="table-column">
      <style:table-column-properties style:column-width="1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424cm" fo:margin-left="0cm" fo:margin-top="0cm" fo:margin-bottom="0cm" table:align="left" style:writing-mode="lr-tb"/>
    </style:style>
    <style:style style:name="Table33.A" style:family="table-column">
      <style:table-column-properties style:column-width="4.42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6" style:family="table">
      <style:table-properties style:width="1.191cm" fo:margin-top="0cm" fo:margin-bottom="0cm" table:align="left" style:writing-mode="lr-tb"/>
    </style:style>
    <style:style style:name="Table36.A" style:family="table-column">
      <style:table-column-properties style:column-width="1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424cm" fo:margin-left="0cm" fo:margin-top="0cm" fo:margin-bottom="0cm" table:align="left" style:writing-mode="lr-tb"/>
    </style:style>
    <style:style style:name="Table37.A" style:family="table-column">
      <style:table-column-properties style:column-width="4.42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905cm" fo:margin-top="0cm" fo:margin-bottom="0cm" table:align="left" style:writing-mode="lr-tb"/>
    </style:style>
    <style:style style:name="Table39.A" style:family="table-column">
      <style:table-column-properties style:column-width="1.905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424cm" fo:margin-left="0cm" fo:margin-top="0cm" fo:margin-bottom="0cm" table:align="left" style:writing-mode="lr-tb"/>
    </style:style>
    <style:style style:name="Table40.A" style:family="table-column">
      <style:table-column-properties style:column-width="4.42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699cm" fo:margin-top="0cm" fo:margin-bottom="0cm" table:align="left" style:writing-mode="lr-tb"/>
    </style:style>
    <style:style style:name="Table41.A" style:family="table-column">
      <style:table-column-properties style:column-width="2.699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164cm" fo:margin-left="0cm" fo:margin-top="0cm" fo:margin-bottom="0cm" table:align="left" style:writing-mode="lr-tb"/>
    </style:style>
    <style:style style:name="Table42.A" style:family="table-column">
      <style:table-column-properties style:column-width="1.16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5.921cm" style:rel-width="100%" fo:margin-left="0cm" fo:margin-top="0cm" fo:margin-bottom="0cm" table:align="left" style:writing-mode="lr-tb"/>
    </style:style>
    <style:style style:name="Table43.A" style:family="table-column">
      <style:table-column-properties style:column-width="1.125cm" style:rel-column-width="4633*"/>
    </style:style>
    <style:style style:name="Table43.B" style:family="table-column">
      <style:table-column-properties style:column-width="14.268cm" style:rel-column-width="58732*"/>
    </style:style>
    <style:style style:name="Table43.C" style:family="table-column">
      <style:table-column-properties style:column-width="0.527cm" style:rel-column-width="2170*"/>
    </style:style>
    <style:style style:name="Table43.1" style:family="table-row">
      <style:table-row-properties fo:keep-together="auto"/>
    </style:style>
    <style:style style:name="Table43.A1" style:family="table-cell">
      <style:table-cell-properties fo:background-color="#d8e4f3" fo:padding="0.265cm" fo:border="none">
        <style:background-image/>
      </style:table-cell-properties>
    </style:style>
    <style:style style:name="Table4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3.C1" style:family="table-cell">
      <style:table-cell-properties fo:padding="0cm" fo:border="none"/>
    </style:style>
    <style:style style:name="Table43.A2" style:family="table-cell">
      <style:table-cell-properties style:vertical-align="middle" fo:padding-left="0.529cm" fo:padding-right="0.265cm" fo:padding-top="0.265cm" fo:padding-bottom="0.265cm" fo:border="none"/>
    </style:style>
    <style:style style:name="Table43.3" style:family="table-row">
      <style:table-row-properties style:row-height="0cm" fo:keep-together="auto"/>
    </style:style>
    <style:style style:name="Table43.A3" style:family="table-cell">
      <style:table-cell-properties style:vertical-align="middle" fo:padding-left="0.503cm" fo:padding-right="0.265cm" fo:padding-top="0.132cm" fo:padding-bottom="0.265cm" fo:border="none"/>
    </style:style>
    <style:style style:name="Table43.C4" style:family="table-cell">
      <style:table-cell-properties fo:padding="0cm" fo:border="none"/>
    </style:style>
    <style:style style:name="Table43.A5" style:family="table-cell">
      <style:table-cell-properties style:vertical-align="middle" fo:padding-left="0.529cm" fo:padding-right="0.265cm" fo:padding-top="0.265cm" fo:padding-bottom="0.265cm" fo:border="none"/>
    </style:style>
    <style:style style:name="Table43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1.191cm" fo:margin-top="0cm" fo:margin-bottom="0cm" table:align="left" style:writing-mode="lr-tb"/>
    </style:style>
    <style:style style:name="Table36.A" style:family="table-column">
      <style:table-column-properties style:column-width="1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424cm" fo:margin-left="0cm" fo:margin-top="0cm" fo:margin-bottom="0cm" table:align="left" style:writing-mode="lr-tb"/>
    </style:style>
    <style:style style:name="Table37.A" style:family="table-column">
      <style:table-column-properties style:column-width="4.42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905cm" fo:margin-top="0cm" fo:margin-bottom="0cm" table:align="left" style:writing-mode="lr-tb"/>
    </style:style>
    <style:style style:name="Table39.A" style:family="table-column">
      <style:table-column-properties style:column-width="1.905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424cm" fo:margin-left="0cm" fo:margin-top="0cm" fo:margin-bottom="0cm" table:align="left" style:writing-mode="lr-tb"/>
    </style:style>
    <style:style style:name="Table40.A" style:family="table-column">
      <style:table-column-properties style:column-width="4.42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699cm" fo:margin-top="0cm" fo:margin-bottom="0cm" table:align="left" style:writing-mode="lr-tb"/>
    </style:style>
    <style:style style:name="Table41.A" style:family="table-column">
      <style:table-column-properties style:column-width="2.699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164cm" fo:margin-left="0cm" fo:margin-top="0cm" fo:margin-bottom="0cm" table:align="left" style:writing-mode="lr-tb"/>
    </style:style>
    <style:style style:name="Table42.A" style:family="table-column">
      <style:table-column-properties style:column-width="1.16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424cm" fo:margin-left="0cm" fo:margin-top="0cm" fo:margin-bottom="0cm" table:align="left" style:writing-mode="lr-tb"/>
    </style:style>
    <style:style style:name="Table45.A" style:family="table-column">
      <style:table-column-properties style:column-width="4.42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2cm" fo:margin-left="0cm" fo:margin-top="0cm" fo:margin-bottom="0cm" table:align="left" style:writing-mode="lr-tb"/>
    </style:style>
    <style:style style:name="Table50.A" style:family="table-column">
      <style:table-column-properties style:column-width="1.02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5.921cm" style:rel-width="100%" fo:margin-left="0cm" fo:margin-top="0cm" fo:margin-bottom="0cm" table:align="left" style:writing-mode="lr-tb"/>
    </style:style>
    <style:style style:name="Table52.A" style:family="table-column">
      <style:table-column-properties style:column-width="1.131cm" style:rel-column-width="4652*"/>
    </style:style>
    <style:style style:name="Table52.B" style:family="table-column">
      <style:table-column-properties style:column-width="14.236cm" style:rel-column-width="58602*"/>
    </style:style>
    <style:style style:name="Table52.C" style:family="table-column">
      <style:table-column-properties style:column-width="0.554cm" style:rel-column-width="2281*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#d8e4f3" fo:padding="0.265cm" fo:border="none">
        <style:background-image/>
      </style:table-cell-properties>
    </style:style>
    <style:style style:name="Table5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2.C1" style:family="table-cell">
      <style:table-cell-properties fo:padding="0cm" fo:border="none"/>
    </style:style>
    <style:style style:name="Table52.A2" style:family="table-cell">
      <style:table-cell-properties style:vertical-align="middle" fo:padding-left="0.529cm" fo:padding-right="0.265cm" fo:padding-top="0.265cm" fo:padding-bottom="0.265cm" fo:border="none"/>
    </style:style>
    <style:style style:name="Table52.3" style:family="table-row">
      <style:table-row-properties style:row-height="0cm" fo:keep-together="auto"/>
    </style:style>
    <style:style style:name="Table52.A3" style:family="table-cell">
      <style:table-cell-properties style:vertical-align="middle" fo:padding-left="0.503cm" fo:padding-right="0.265cm" fo:padding-top="0.132cm" fo:padding-bottom="0.265cm" fo:border="none"/>
    </style:style>
    <style:style style:name="Table52.C4" style:family="table-cell">
      <style:table-cell-properties fo:padding="0cm" fo:border="none"/>
    </style:style>
    <style:style style:name="Table52.A5" style:family="table-cell">
      <style:table-cell-properties style:vertical-align="middle" fo:padding-left="0.529cm" fo:padding-right="0.265cm" fo:padding-top="0.265cm" fo:padding-bottom="0.265cm" fo:border="none"/>
    </style:style>
    <style:style style:name="Table52.A6" style:family="table-cell">
      <style:table-cell-properties style:vertical-align="middle" fo:padding-left="0.503cm" fo:padding-right="0.265cm" fo:padding-top="0.132cm" fo:padding-bottom="0.265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424cm" fo:margin-left="0cm" fo:margin-top="0cm" fo:margin-bottom="0cm" table:align="left" style:writing-mode="lr-tb"/>
    </style:style>
    <style:style style:name="Table45.A" style:family="table-column">
      <style:table-column-properties style:column-width="4.42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2cm" fo:margin-left="0cm" fo:margin-top="0cm" fo:margin-bottom="0cm" table:align="left" style:writing-mode="lr-tb"/>
    </style:style>
    <style:style style:name="Table50.A" style:family="table-column">
      <style:table-column-properties style:column-width="1.02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4.424cm" fo:margin-left="0cm" fo:margin-top="0cm" fo:margin-bottom="0cm" table:align="left" style:writing-mode="lr-tb"/>
    </style:style>
    <style:style style:name="Table55.A" style:family="table-column">
      <style:table-column-properties style:column-width="4.424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164cm" fo:margin-left="0cm" fo:margin-top="0cm" fo:margin-bottom="0cm" table:align="left" style:writing-mode="lr-tb"/>
    </style:style>
    <style:style style:name="Table56.A" style:family="table-column">
      <style:table-column-properties style:column-width="1.16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5.921cm" style:rel-width="100%" fo:margin-left="0cm" fo:margin-top="0cm" fo:margin-bottom="0cm" table:align="left" style:writing-mode="lr-tb"/>
    </style:style>
    <style:style style:name="Table57.A" style:family="table-column">
      <style:table-column-properties style:column-width="1.131cm" style:rel-column-width="4652*"/>
    </style:style>
    <style:style style:name="Table57.B" style:family="table-column">
      <style:table-column-properties style:column-width="14.231cm" style:rel-column-width="58582*"/>
    </style:style>
    <style:style style:name="Table57.C" style:family="table-column">
      <style:table-column-properties style:column-width="0.559cm" style:rel-column-width="2301*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#d8e4f3" fo:padding="0.265cm" fo:border="none">
        <style:background-image/>
      </style:table-cell-properties>
    </style:style>
    <style:style style:name="Table5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7.C1" style:family="table-cell">
      <style:table-cell-properties fo:padding="0cm" fo:border="none"/>
    </style:style>
    <style:style style:name="Table57.A2" style:family="table-cell">
      <style:table-cell-properties style:vertical-align="middle" fo:padding-left="0.529cm" fo:padding-right="0.265cm" fo:padding-top="0.265cm" fo:padding-bottom="0.265cm" fo:border="none"/>
    </style:style>
    <style:style style:name="Table57.3" style:family="table-row">
      <style:table-row-properties style:row-height="0cm" fo:keep-together="auto"/>
    </style:style>
    <style:style style:name="Table57.A3" style:family="table-cell">
      <style:table-cell-properties style:vertical-align="middle" fo:padding-left="0.503cm" fo:padding-right="0.265cm" fo:padding-top="0.132cm" fo:padding-bottom="0.265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4.424cm" fo:margin-left="0cm" fo:margin-top="0cm" fo:margin-bottom="0cm" table:align="left" style:writing-mode="lr-tb"/>
    </style:style>
    <style:style style:name="Table55.A" style:family="table-column">
      <style:table-column-properties style:column-width="4.424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164cm" fo:margin-left="0cm" fo:margin-top="0cm" fo:margin-bottom="0cm" table:align="left" style:writing-mode="lr-tb"/>
    </style:style>
    <style:style style:name="Table56.A" style:family="table-column">
      <style:table-column-properties style:column-width="1.16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P1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2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text-properties fo:color="#666666" text:display="none"/>
    </style:style>
    <style:style style:name="P5" style:family="paragraph" style:parent-style-name="Standard">
      <style:text-properties fo:color="#666666" style:font-name="Times New Roman" fo:font-size="12pt" style:font-size-asian="12pt" style:font-size-complex="12pt"/>
    </style:style>
    <style:style style:name="P6" style:family="paragraph" style:parent-style-name="Standard">
      <style:text-properties fo:color="#008000"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12529" style:font-name="Consolas" fo:font-size="12pt" officeooo:rsid="0019b26a" style:font-size-asian="12pt" style:font-size-complex="12pt"/>
    </style:style>
    <style:style style:name="T7" style:family="text">
      <style:text-properties fo:text-transform="uppercase" fo:color="#666666"/>
    </style:style>
    <style:style style:name="T8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HTML_20_Top_20_of_20_Form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i = 10;</text:span></text:p>
            <text:p text:style-name="HTML_20_Preformatted"><text:span text:style-name="T5"><text:s text:c="16"/>j = 20;</text:span></text:p>
            <text:p text:style-name="HTML_20_Preformatted"><text:span text:style-name="T5"><text:s text:c="16"/>test();</text:span></text:p>
            <text:p text:style-name="HTML_20_Preformatted"><text:span text:style-name="T5"><text:s text:c="8"/>}</text:span></text:p>
            <text:p text:style-name="HTML_20_Preformatted"><text:span text:style-name="T5"><text:s text:c="8"/>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i = 10;</text:span></text:p>
            <text:p text:style-name="HTML_20_Preformatted"><text:span text:style-name="T5"><text:s text:c="16"/>j = 2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7.C1" office:value-type="string">
            <text:p text:style-name="Standard"/>
          </table:table-cell>
        </table:table-row>
        <table:table-row table:style-name="Table7.1">
          <table:table-cell table:style-name="Table7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>B.</text:span></text:span><draw:frame text:anchor-type="as-char" draw:z-index="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>10</text:span></text:p>
                  <text:p text:style-name="HTML_20_Preformatted"><text:span text:style-name="T5">20</text:span></text:p>
                  <text:p text:style-name="HTML_20_Preformatted"><text:span text:style-name="T5">d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3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B.i);</text:span></text:p>
            <text:p text:style-name="HTML_20_Preformatted"><text:span text:style-name="T5"><text:s text:c="16"/>System.out.println(B.j);</text:span></text:p>
            <text:p text:style-name="HTML_20_Preformatted"><text:span text:style-name="T5"><text:s text:c="16"/>B.i = 10;</text:span></text:p>
            <text:p text:style-name="HTML_20_Preformatted"><text:span text:style-name="T5"><text:s text:c="16"/>B.j = 20;</text:span></text:p>
            <text:p text:style-name="HTML_20_Preformatted"><text:span text:style-name="T5"><text:s text:c="16"/>test();</text:span></text:p>
            <text:p text:style-name="HTML_20_Preformatted"><text:span text:style-name="T5"><text:s text:c="8"/>}</text:span></text:p>
            <text:p text:style-name="HTML_20_Preformatted"><text:span text:style-name="T5"><text:s text:c="8"/>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i = 10; </text:span></text:p>
            <text:p text:style-name="HTML_20_Preformatted"><text:span text:style-name="T5"><text:s text:c="16"/>j = 20; 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7.C4" office:value-type="string">
            <text:p text:style-name="Standard"/>
          </table:table-cell>
        </table:table-row>
        <table:table-row table:style-name="Table7.1">
          <table:table-cell table:style-name="Table7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7">B.</text:span></text:span><draw:frame text:anchor-type="as-char" draw:z-index="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>10</text:span></text:p>
                  <text:p text:style-name="HTML_20_Preformatted"><text:span text:style-name="T5">20</text:span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1">3.</text:span></text:p>
          </table:table-cell>
          <table:table-cell table:style-name="Table14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 = i;</text:span></text:p>
            <text:p text:style-name="P2"/>
            <text:p text:style-name="P2"><text:soft-page-break/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4.C1" office:value-type="string">
            <text:p text:style-name="Standard"/>
          </table:table-cell>
        </table:table-row>
        <table:table-row table:style-name="Table14.1">
          <table:table-cell table:style-name="Table14.A2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>A.</text:span></text:span><draw:frame text:anchor-type="as-char" draw:z-index="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4.3">
          <table:table-cell table:style-name="Table14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Standard"><text:span text:style-name="T1">4.</text:span></text:p>
          </table:table-cell>
          <table:table-cell table:style-name="Table14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 = D.i;</text:span></text:p>
            <text:p text:style-name="P2"/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14.C4" office:value-type="string">
            <text:p text:style-name="Standard"/>
          </table:table-cell>
        </table:table-row>
        <table:table-row table:style-name="Table14.1">
          <table:table-cell table:style-name="Table14.A5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7">A.</text:span></text:span><draw:frame text:anchor-type="as-char" draw:z-index="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HTML_20_Preformatted"><text:span text:style-name="T5"><text:s text:c="23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4.3">
          <table:table-cell table:style-name="Table14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1">5.</text:span></text:p>
          </table:table-cell>
          <table:table-cell table:style-name="Table21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 = test();</text:span></text:p>
            <text:p text:style-name="P2"/>
            <text:p text:style-name="HTML_20_Preformatted"><text:span text:style-name="T5"><text:s text:c="8"/>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oft-page-break/><text:span text:style-name="T5"><text:s text:c="16"/>i = 30;</text:span></text:p>
            <text:p text:style-name="HTML_20_Preformatted"><text:span text:style-name="T5"><text:s text:c="16"/>return 20;</text:span></text:p>
            <text:p text:style-name="HTML_20_Preformatted"><text:span text:style-name="T5"><text:s text:c="8"/>}</text:span></text:p>
            <text:p text:style-name="P2"/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21.C1" office:value-type="string">
            <text:p text:style-name="Standard"/>
          </table:table-cell>
        </table:table-row>
        <table:table-row table:style-name="Table21.1">
          <table:table-cell table:style-name="Table21.A2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>B.</text:span></text:span><draw:frame text:anchor-type="as-char" draw:z-index="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HTML_20_Preformatted"><text:span text:style-name="T5"/></text:p>
                  <text:p text:style-name="HTML_20_Preformatted"><text:span text:style-name="T5"><text:s text:c="33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.3">
          <table:table-cell table:style-name="Table21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Standard"><text:span text:style-name="T1">6.</text:span></text:p>
          </table:table-cell>
          <table:table-cell table:style-name="Table21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<text:s text:c="8"/>static int i = j;</text:span></text:p>
            <text:p text:style-name="HTML_20_Preformatted"><text:span text:style-name="T5"><text:s text:c="8"/>static int j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1.C4" office:value-type="string">
            <text:p text:style-name="Standard"/>
          </table:table-cell>
        </table:table-row>
        <table:table-row table:style-name="Table21.1">
          <table:table-cell table:style-name="Table21.A5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7">B.</text:span></text:span><draw:frame text:anchor-type="as-char" draw:z-index="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.3">
          <table:table-cell table:style-name="Table21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28" table:style-name="Table28">
        <table:table-column table:style-name="Table28.A"/>
        <table:table-column table:style-name="Table28.B"/>
        <table:table-column table:style-name="Table28.C"/>
        <text:soft-page-break/>
        <table:table-row table:style-name="Table28.1">
          <table:table-cell table:style-name="Table28.A1" office:value-type="string">
            <text:p text:style-name="Standard"><text:span text:style-name="T1">7.</text:span></text:p>
          </table:table-cell>
          <table:table-cell table:style-name="Table28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<text:s text:c="8"/>static int i = G.j;</text:span></text:p>
            <text:p text:style-name="HTML_20_Preformatted"><text:span text:style-name="T5"><text:s text:c="8"/>static int j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28.C1" office:value-type="string">
            <text:p text:style-name="Standard"/>
          </table:table-cell>
        </table:table-row>
        <table:table-row table:style-name="Table28.1">
          <table:table-cell table:style-name="Table28.A2" table:number-columns-spanned="3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7">A.</text:span></text:span><draw:frame text:anchor-type="as-char" draw:z-index="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d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8.3">
          <table:table-cell table:style-name="Table28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Standard"><text:span text:style-name="T1">8.</text:span></text:p>
          </table:table-cell>
          <table:table-cell table:style-name="Table28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<text:s text:c="8"/>static int i = test();</text:span></text:p>
            <text:p text:style-name="HTML_20_Preformatted"><text:span text:style-name="T5"><text:s text:c="8"/>static int j;</text:span></text:p>
            <text:p text:style-name="P2"/>
            <text:p text:style-name="HTML_20_Preformatted"><text:span text:style-name="T5"><text:s text:c="8"/>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return j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28.C4" office:value-type="string">
            <text:p text:style-name="Standard"/>
          </table:table-cell>
        </table:table-row>
        <table:table-row table:style-name="Table28.1">
          <table:table-cell table:style-name="Table28.A5" table:number-columns-spanned="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7">A.</text:span></text:span><draw:frame text:anchor-type="as-char" draw:z-index="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8.3">
          <table:table-cell table:style-name="Table28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ext:soft-page-break/>
        <table:table-row table:style-name="Table35.1">
          <table:table-cell table:style-name="Table35.A1" office:value-type="string">
            <text:p text:style-name="Standard"><text:span text:style-name="T1">9.</text:span></text:p>
          </table:table-cell>
          <table:table-cell table:style-name="Table35.B1" table:number-columns-spanned="2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i;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covered-table-cell/>
          <table:table-cell table:style-name="Table35.D1" office:value-type="string">
            <text:p text:style-name="Standard"/>
          </table:table-cell>
        </table:table-row>
        <table:table-row table:style-name="Table35.1">
          <table:table-cell table:style-name="Table35.A2" table:number-columns-spanned="4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7">B.</text:span></text:span><draw:frame text:anchor-type="as-char" draw:z-index="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TML_20_Preformatted"><text:span text:style-name="T5"><text:s text:c="22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5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J.i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i;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35.D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4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7">A.</text:span></text:span><draw:frame text:anchor-type="as-char" draw:z-index="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4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Standard"><text:span text:style-name="T1">11.</text:span></text:p>
          </table:table-cell>
          <table:table-cell table:style-name="Table43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P2"/>
            <text:p text:style-name="HTML_20_Preformatted"><text:span text:style-name="T5"><text:s text:c="8"/>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test(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i;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43.C1" office:value-type="string">
            <text:p text:style-name="Standard"/>
          </table:table-cell>
        </table:table-row>
        <table:table-row table:style-name="Table43.1">
          <table:table-cell table:style-name="Table43.A2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7">A.</text:span></text:span><draw:frame text:anchor-type="as-char" draw:z-index="1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3.3">
          <table:table-cell table:style-name="Table43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3.1">
          <table:table-cell table:style-name="Table43.A1" office:value-type="string">
            <text:p text:style-name="Standard"><text:span text:style-name="T1">12.</text:span></text:p>
          </table:table-cell>
          <table:table-cell table:style-name="Table43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<text:s text:c="8"/>static int i = test();</text:span></text:p>
            <text:p text:style-name="HTML_20_Preformatted"><text:span text:style-name="T5"><text:s text:c="8"/>static int j = 10;</text:span></text:p>
            <text:p text:style-name="P2"/>
            <text:p text:style-name="HTML_20_Preformatted"><text:span text:style-name="T5"><text:s text:c="8"/>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return j;</text:span></text:p>
            <text:p text:style-name="HTML_20_Preformatted"><text:span text:style-name="T5"><text:s text:c="8"/>}</text:span></text:p>
            <text:p text:style-name="P2"/>
            <text:p text:style-name="HTML_20_Preformatted"><text:soft-page-break/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43.C4" office:value-type="string">
            <text:p text:style-name="Standard"/>
          </table:table-cell>
        </table:table-row>
        <table:table-row table:style-name="Table43.1">
          <table:table-cell table:style-name="Table43.A5" table:number-columns-spanned="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7">C.</text:span></text:span><draw:frame text:anchor-type="as-char" draw:z-index="1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, 1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3.3">
          <table:table-cell table:style-name="Table43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52" table:style-name="Table52">
        <table:table-column table:style-name="Table52.A"/>
        <table:table-column table:style-name="Table52.B"/>
        <table:table-column table:style-name="Table52.C"/>
        <table:table-row table:style-name="Table52.1">
          <table:table-cell table:style-name="Table52.A1" office:value-type="string">
            <text:p text:style-name="Standard"><text:span text:style-name="T1">13.</text:span></text:p>
          </table:table-cell>
          <table:table-cell table:style-name="Table52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<text:s text:c="8"/>static int i = 20;</text:span></text:p>
            <text:p text:style-name="P2"/>
            <text:p text:style-name="HTML_20_Preformatted"><text:span text:style-name="T5"><text:s text:c="8"/>static </text:span></text:p>
            <text:p text:style-name="HTML_20_Preformatted"><text:span text:style-name="T5"><text:s text:c="8"/>{</text:span></text:p>
            <text:p text:style-name="HTML_20_Preformatted"><text:span text:style-name="T5"><text:s text:c="16"/>i = 10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52.C1" office:value-type="string">
            <text:p text:style-name="Standard"/>
          </table:table-cell>
        </table:table-row>
        <table:table-row table:style-name="Table52.1">
          <table:table-cell table:style-name="Table52.A2" table:number-columns-spanned="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5"><text:s text:c="5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7">C.</text:span></text:span><draw:frame text:anchor-type="as-char" draw:z-index="1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0</text:span></text:p>
                  <text:p text:style-name="HTML_20_Preformatted"><text:span text:style-name="T5"><text:s text:c="9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  <text:p text:style-name="P5"/>
          </table:table-cell>
          <table:covered-table-cell/>
          <table:covered-table-cell/>
        </table:table-row>
        <table:table-row table:style-name="Table52.3">
          <table:table-cell table:style-name="Table52.A3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52.1">
          <table:table-cell table:style-name="Table52.A1" office:value-type="string">
            <text:p text:style-name="Standard"><text:span text:style-name="T1">14.</text:span></text:p>
          </table:table-cell>
          <table:table-cell table:style-name="Table52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<text:s text:c="8"/>static </text:span></text:p>
            <text:p text:style-name="HTML_20_Preformatted"><text:span text:style-name="T5"><text:s text:c="8"/>{</text:span></text:p>
            <text:p text:style-name="HTML_20_Preformatted"><text:span text:style-name="T5"><text:s text:c="16"/>i = 10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i = 20;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52.C4" office:value-type="string">
            <text:p text:style-name="Standard"/>
          </table:table-cell>
        </table:table-row>
        <table:table-row table:style-name="Table52.1">
          <table:table-cell table:style-name="Table52.A5" table:number-columns-spanned="3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7">A.</text:span></text:span><draw:frame text:anchor-type="as-char" draw:z-index="1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2</text:span><text:span text:style-name="T6">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2.3">
          <table:table-cell table:style-name="Table52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Standard"><text:span text:style-name="T1">15.</text:span></text:p>
          </table:table-cell>
          <table:table-cell table:style-name="Table57.B1" office:value-type="string">
            <text:p text:style-name="HTML_20_Preformatted"><text:span text:style-name="T5">class O </text:span></text:p>
            <text:p text:style-name="HTML_20_Preformatted"><text:span text:style-name="T5">{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exit(0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i am from main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57.C1" office:value-type="string">
            <text:p text:style-name="Standard"/>
          </table:table-cell>
        </table:table-row>
        <table:table-row table:style-name="Table57.1">
          <table:table-cell table:style-name="Table57.A2" table:number-columns-spanned="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oft-page-break/><text:span text:style-name="pd-r10"><text:span text:style-name="T7">B.</text:span></text:span><draw:frame text:anchor-type="as-char" draw:z-index="1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 output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HTML_20_Preformatted"><text:span text:style-name="T5"><text:s text:c="5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7.3">
          <table:table-cell table:style-name="Table57.A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9"/>Topic: IFR_and_Multiple_classes_Questions</text:span>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7</meta:editing-cycles>
    <meta:creation-date>2022-11-22T17:12:00</meta:creation-date>
    <dc:date>2024-01-17T11:51:32.892042162</dc:date>
    <meta:editing-duration>PT26M19S</meta:editing-duration>
    <meta:generator>LibreOffice/6.4.7.2$Linux_X86_64 LibreOffice_project/40$Build-2</meta:generator>
    <meta:document-statistic meta:table-count="57" meta:image-count="0" meta:object-count="0" meta:page-count="10" meta:paragraph-count="376" meta:word-count="454" meta:character-count="9164" meta:non-whitespace-character-count="215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